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rl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plx</text:p>
          </table:table-cell>
          <table:table-cell office:value-type="string" calcext:value-type="string">
            <text:p>libInput</text:p>
          </table:table-cell>
          <table:table-cell office:value-type="string" calcext:value-type="string">
            <text:p>nReads</text:p>
          </table:table-cell>
          <table:table-cell office:value-type="string" calcext:value-type="string">
            <text:p>lamb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3]*[.A6]" office:value-type="float" office:value="1000000" calcext:value-type="float">
            <text:p>1000000</text:p>
          </table:table-cell>
          <table:table-cell table:formula="of:=[.B$3]/[.C$3]*[.A$3]" office:value-type="float" office:value="266666.666666667" calcext:value-type="float">
            <text:p>266666.666666667</text:p>
          </table:table-cell>
          <table:table-cell table:formula="of:=[.C6]/[.B6]"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B$3]*[.A7]" office:value-type="float" office:value="500000" calcext:value-type="float">
            <text:p>500000</text:p>
          </table:table-cell>
          <table:table-cell table:formula="of:=[.B$3]/[.C$3]*[.A$3]" office:value-type="float" office:value="266666.666666667" calcext:value-type="float">
            <text:p>266666.666666667</text:p>
          </table:table-cell>
          <table:table-cell table:formula="of:=[.C7]/[.B7]" office:value-type="float" office:value="0.533333333333333" calcext:value-type="float">
            <text:p>0.53333333333333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B$3]*[.A8]" office:value-type="float" office:value="200000" calcext:value-type="float">
            <text:p>200000</text:p>
          </table:table-cell>
          <table:table-cell table:formula="of:=[.B$3]/[.C$3]*[.A$3]" office:value-type="float" office:value="266666.666666667" calcext:value-type="float">
            <text:p>266666.666666667</text:p>
          </table:table-cell>
          <table:table-cell table:formula="of:=[.C8]/[.B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$3]*[.A9]" office:value-type="float" office:value="100000" calcext:value-type="float">
            <text:p>100000</text:p>
          </table:table-cell>
          <table:table-cell table:formula="of:=[.B$3]/[.C$3]*[.A$3]" office:value-type="float" office:value="266666.666666667" calcext:value-type="float">
            <text:p>266666.666666667</text:p>
          </table:table-cell>
          <table:table-cell table:formula="of:=[.C9]/[.B9]" office:value-type="float" office:value="2.66666666666667" calcext:value-type="float">
            <text:p>2.6666666666666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[.B$3]*[.A10]" office:value-type="float" office:value="50000" calcext:value-type="float">
            <text:p>50000</text:p>
          </table:table-cell>
          <table:table-cell table:formula="of:=[.B$3]/[.C$3]*[.A$3]" office:value-type="float" office:value="266666.666666667" calcext:value-type="float">
            <text:p>266666.666666667</text:p>
          </table:table-cell>
          <table:table-cell table:formula="of:=[.C10]/[.B10]" office:value-type="float" office:value="5.33333333333333" calcext:value-type="float">
            <text:p>5.3333333333333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$3]*[.A11]" office:value-type="float" office:value="20000" calcext:value-type="float">
            <text:p>20000</text:p>
          </table:table-cell>
          <table:table-cell table:formula="of:=[.B$3]/[.C$3]*[.A$3]" office:value-type="float" office:value="266666.666666667" calcext:value-type="float">
            <text:p>266666.666666667</text:p>
          </table:table-cell>
          <table:table-cell table:formula="of:=[.C11]/[.B11]" office:value-type="float" office:value="13.3333333333333" calcext:value-type="float">
            <text:p>13.333333333333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formula="of:=[.B$3]*[.A12]" office:value-type="float" office:value="10000" calcext:value-type="float">
            <text:p>10000</text:p>
          </table:table-cell>
          <table:table-cell table:formula="of:=[.B$3]/[.C$3]*[.A$3]" office:value-type="float" office:value="266666.666666667" calcext:value-type="float">
            <text:p>266666.666666667</text:p>
          </table:table-cell>
          <table:table-cell table:formula="of:=[.C12]/[.B12]" office:value-type="float" office:value="26.6666666666667" calcext:value-type="float">
            <text:p>26.66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nnes Becher</meta:initial-creator>
    <meta:creation-date>2024-06-10T15:48:46.731156867</meta:creation-date>
    <dc:date>2024-06-10T15:56:22.700224397</dc:date>
    <dc:creator>Hannes Becher</dc:creator>
    <meta:editing-duration>PT7M36S</meta:editing-duration>
    <meta:editing-cycles>1</meta:editing-cycles>
    <meta:document-statistic meta:table-count="1" meta:cell-count="38" meta:object-count="0"/>
    <meta:generator>LibreOffice/7.3.7.2$Linux_X86_64 LibreOffice_project/30$Build-2</meta:generator>
  </office:meta>
</office:document-meta>
</file>